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IME</text:p>
          </table:table-cell>
          <table:table-cell office:value-type="string">
            <text:p>Verificatio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1 00:38: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1 00:38: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1 00:38: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1 18:02: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1 13:05: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1 13:26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1 16:54: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1 16:54: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1 17:04: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1 18:33: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1 19:09: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08:47: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12 08:49: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2 09:01: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2 09:54: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09:55: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09:56: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09:56: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09:56: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2 09:56: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09:57: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09:57: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2 11:23: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2 11:24: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2 11:58: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12:13: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12:58: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14:54: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14:54: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14:54: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2 17:25: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2 17:26: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2 20:21: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3 08:35: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3 08:57: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3 09:02: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13 10:02: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3 10:15: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3 10:15: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3 12:54: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3 15:57:0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13 15:58: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3 17:54: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3 19:39: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3 21:13:4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3 21:39: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4 08:48: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4 08:55: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14 09:15: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4 09:20: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4 09:39: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4 10:44: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4 11:42: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1-07-14 16:58:3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4 17:02: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4 17:03: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4 17:48: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4 17:49: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4 17:49: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4 17:50: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4 17:50: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4 17:50: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6 09:03: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6 09:03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6 09:04: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7-16 09:05: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6 09:05: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6 10:19: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6 13:32: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6 16:23: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6 16:41: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6 17:07: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16 17:08: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6 17:20: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6 17:47: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6 17:48: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6 17:51: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7 09:16: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7 09:16: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7 09:18: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17 09:18: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7 11:17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7 13:10: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7 16:19: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17 17:10: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7 18:41: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7 18:41: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7 19:22: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7 20:06: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7 20:07: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18 09:10: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8 10:03: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8 10:41: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8 10:45: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8 11:44: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8 13:03: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8 13:03: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8 13:03: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8 13:04: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8 16:53:3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1-07-18 16:56: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8 18:41: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8 18:41: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8 19:01: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8 21:49: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8 21:51: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9 09:12: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9 09:13: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19 09:13: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9 09:43: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9 09:44: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9 09:44: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9 10:10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9 11:20: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9 11:20: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9 11:25: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9 11:32: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9 13:14: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9 14:14: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19 17:09: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19 17:30: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19 17:43: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19 17:43: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19 17:43: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19 17:52: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19 17:54: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9 18:15: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19 18:15: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0 09:03: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0 09:04: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20 09:04: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0 09:44: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0 09:52: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0 10:48: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0 10:48: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0 10:58: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0 10:58: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0 12:51: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0 13:16: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0 16:02: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0 16:42: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0 16:55: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0 17:17: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20 17:23: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0 17:38: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0 17:38: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1 09:08: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21 09:10: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1 09:10: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1 09:13: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1 10:10: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1 12:18: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1 12:54: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1 14:57: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1 14:57: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21 14:59: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21 15:04: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1 15:42: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1 17:20: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1 18:05: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21 18:32: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1 19:33: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1 19:49: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1 19:51: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2 00:17: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3 09:10: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23 09:19: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3 09:34: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3 10:51: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3 11:04: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3 11:38: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23 12:55: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3 12:57: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3 12:58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1-07-23 13:16: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3 13:16: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3 17:03: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3 17:59: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3 19:41: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3 19:42: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3 20:02: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3 20:58: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4 09:06: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4 09:11: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4 09:49: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4 10:13: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4 10:52: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4 12:04: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4 13:00: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4 13:05: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4 16:59:5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4 18:12: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4 19:48: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4 19:49: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5 09:05: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5 10:19: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5 10:20: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5 11:35: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5 12:13: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5 12:36: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5 17:06: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5 17:13: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5 18:57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5 18:58: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5 18:58: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5 18:59: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5 19:15: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5 19:23: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6 09:08: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6 09:16: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6 10:55: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6 11:10: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6 13:19: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6 14:00: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6 14:00:4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6 14:20: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6 14:20: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6 15:57: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6 16:18: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6 17:00: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6 17:01: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6 17:55: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6 18:49: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6 18:55: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7 09:10: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09:11: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7 09:45: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7 09:46: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7 10:25: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10:34: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7 10:34: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10:50: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11:28: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7 11:28: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7 11:58: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12:01: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7 12:06:0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7 12:21: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7 14:47: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7 14:59: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15:51: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15:57: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7-27 16:41: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17:14: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27 17:18: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17:47: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7 18:01: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7 18:01: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7 18:01: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7 20:37: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8 09:54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8 09:54: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8 09:55: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8 10:01: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8 12:52: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28 17:10: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8 18:38: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8 18:39: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8 18:42:4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8 19:10: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8 19:10: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28 19:26: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8 19:28: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28 20:47: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28 21:06: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28 21:06: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30 02:51: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30 09:05: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30 09:06: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30 10:54: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30 13:58: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30 18:26: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30 18:30: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30 18:46: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31 08:57: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31 09:02: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31 09:09: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31 11:02: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31 13:00: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31 13:05: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31 14:53:3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31 15:39: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7-31 17:13: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31 17:33: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31 17:33: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31 17:33: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7-31 17:57: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7-31 17:57: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7-31 17:59: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7-31 19:03: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7-31 19:58: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8-01 09:46: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1 09:46: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1 09:46: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1 09:46: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8-01 10:52: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1 11:49: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1-08-01 13:42: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1 15:15: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1 17:06: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1 17:43: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1 17:43: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1 17:54: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1 18:01: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2 11:57: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2 12:38: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2 13:55: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8-02 14:02: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2 17:03:3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2 17:05: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2 17:32: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3 09:38: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3 10:20: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8-03 11:24: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3 11:43: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3 12:29: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3 15:02: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3 17:53: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3 18:06: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3 18:10: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1-08-03 18:12: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4 09:16: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4 09:16: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4 09:30: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4 10:21: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4 15:04: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4 16:50: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4 17:39:4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6 08:41: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6 09:02: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6 10:23: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6 10:25: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6 10:50: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6 11:36: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8-06 11:36: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6 12:10: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6 15:11: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6 17:27: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6 17:27: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1-08-07 09:22: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7 09:22: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7 09:48: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7 10:53: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7 11:28: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7 11:28: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7 11:28: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7 13:07: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7 13:08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7 13:09: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7 13:10: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7 15:15: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7 16:52: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7 17:03: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7 17:03: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8 09:04: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8 09:05: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8 09:25: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8 11:18: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8 15:11: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8 17:33: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8 17:34: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8 17:34: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08 17:34: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9 08:58: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9 09:02: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9 09:07: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9 12:20: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9 14:16: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09 14:57: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09 17:05: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09 17:17: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1-08-10 08:57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1-08-10 09:03: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1-08-10 10:05: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1-08-10 11:30: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ar" style:country-complex="SY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rl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08/10/2011</text:date>, <text:time>12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0T12:29:29.21</meta:creation-date>
    <dc:date>2011-08-10T12:32:05.11</dc:date>
    <meta:editing-duration>PT2M52S</meta:editing-duration>
    <meta:editing-cycles>1</meta:editing-cycles>
    <meta:document-statistic meta:table-count="1" meta:cell-count="2253" meta:object-count="0"/>
    <meta:generator>LibreOffice/3.4$Win32 LibreOffice_project/340m1$Build-12</meta:generator>
  </office:meta>
</office:document-meta>
</file>